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Rubrik" style:master-page-name="MP0" style:family="paragraph">
      <style:paragraph-properties fo:break-before="page"/>
      <style:text-properties fo:language="sv" fo:country="SE"/>
    </style:style>
    <style:style style:name="P2" style:parent-style-name="Rubrik1" style:list-style-name="Outline" style:family="paragraph">
      <style:text-properties fo:language="sv" fo:country="SE"/>
    </style:style>
    <style:style style:name="P3" style:parent-style-name="Normal" style:family="paragraph">
      <style:text-properties fo:font-size="12pt" style:font-size-asian="12pt" style:font-size-complex="12pt" fo:language="sv" fo:country="SE"/>
    </style:style>
    <style:style style:name="P4" style:parent-style-name="Normal" style:family="paragraph">
      <style:text-properties fo:font-size="12pt" style:font-size-asian="12pt" style:font-size-complex="12pt" fo:language="sv" fo:country="SE"/>
    </style:style>
    <style:style style:name="P5" style:parent-style-name="Normal" style:family="paragraph">
      <style:text-properties fo:font-size="12pt" style:font-size-asian="12pt" style:font-size-complex="12pt" fo:language="sv" fo:country="SE"/>
    </style:style>
    <style:style style:name="P6" style:parent-style-name="Normal" style:family="paragraph">
      <style:text-properties fo:font-size="12pt" style:font-size-asian="12pt" style:font-size-complex="12pt" fo:language="sv" fo:country="SE"/>
    </style:style>
    <style:style style:name="P7" style:parent-style-name="Normal" style:family="paragraph">
      <style:text-properties fo:font-size="12pt" style:font-size-asian="12pt" style:font-size-complex="12pt" fo:language="sv" fo:country="SE"/>
    </style:style>
    <style:style style:name="T8" style:parent-style-name="Standardstycketeckensnitt" style:family="text">
      <style:text-properties fo:font-size="12pt" style:font-size-asian="12pt" style:font-size-complex="12pt" fo:language="sv" fo:country="SE"/>
    </style:style>
    <style:style style:name="T9" style:parent-style-name="Standardstycketeckensnitt" style:family="text">
      <style:text-properties fo:font-size="12pt" style:font-size-asian="12pt" style:font-size-complex="12pt" fo:language="sv" fo:country="SE"/>
    </style:style>
    <style:style style:name="P10" style:parent-style-name="Rubrik1" style:list-style-name="Outline" style:family="paragraph">
      <style:text-properties fo:language="sv" fo:country="SE"/>
    </style:style>
    <style:style style:name="P11" style:parent-style-name="Normal" style:family="paragraph">
      <style:text-properties fo:language="sv" fo:country="SE"/>
    </style:style>
    <style:style style:name="P12" style:parent-style-name="Normal" style:family="paragraph">
      <style:text-properties fo:font-size="12pt" style:font-size-asian="12pt" style:font-size-complex="12pt" fo:language="sv" fo:country="SE"/>
    </style:style>
    <style:style style:name="P13" style:parent-style-name="Normal" style:family="paragraph">
      <style:text-properties fo:font-size="12pt" style:font-size-asian="12pt" style:font-size-complex="12pt" fo:language="sv" fo:country="SE"/>
    </style:style>
    <style:style style:name="P14" style:parent-style-name="Normal" style:family="paragraph">
      <style:text-properties fo:font-size="12pt" style:font-size-asian="12pt" style:font-size-complex="12pt" fo:language="sv" fo:country="SE"/>
    </style:style>
    <style:style style:name="P15" style:parent-style-name="Rubrik1" style:list-style-name="Outline" style:family="paragraph">
      <style:text-properties fo:language="sv" fo:country="SE"/>
    </style:style>
    <style:style style:name="P16" style:parent-style-name="Normal" style:family="paragraph">
      <style:text-properties fo:language="sv" fo:country="SE"/>
    </style:style>
    <style:style style:name="T17" style:parent-style-name="Standardstycketeckensnitt" style:family="text">
      <style:text-properties fo:font-size="12pt" style:font-size-asian="12pt" style:font-size-complex="12pt" fo:language="sv" fo:country="SE"/>
    </style:style>
    <style:style style:name="T18" style:parent-style-name="Standardstycketeckensnitt" style:family="text">
      <style:text-properties fo:font-size="12pt" style:font-size-asian="12pt" style:font-size-complex="12pt" fo:language="sv" fo:country="SE"/>
    </style:style>
    <style:style style:name="T19" style:parent-style-name="Standardstycketeckensnitt" style:family="text">
      <style:text-properties fo:font-size="12pt" style:font-size-asian="12pt" style:font-size-complex="12pt" fo:language="sv" fo:country="SE"/>
    </style:style>
    <style:style style:name="T20" style:parent-style-name="Standardstycketeckensnitt" style:family="text">
      <style:text-properties style:text-position="super 65%" fo:font-size="10pt" style:font-size-asian="10pt" style:font-size-complex="12pt" fo:language="sv" fo:country="SE"/>
    </style:style>
    <style:style style:name="T21" style:parent-style-name="Standardstycketeckensnitt" style:family="text">
      <style:text-properties fo:font-size="12pt" style:font-size-asian="12pt" style:font-size-complex="12pt" fo:language="sv" fo:country="SE"/>
    </style:style>
    <style:style style:name="T22" style:parent-style-name="Standardstycketeckensnitt" style:family="text">
      <style:text-properties fo:font-size="12pt" style:font-size-asian="12pt" style:font-size-complex="12pt" fo:language="sv" fo:country="SE"/>
    </style:style>
    <style:style style:name="T23" style:parent-style-name="Standardstycketeckensnitt" style:family="text">
      <style:text-properties fo:font-size="12pt" style:font-size-asian="12pt" style:font-size-complex="12pt" fo:language="sv" fo:country="SE"/>
    </style:style>
    <style:style style:name="T24" style:parent-style-name="Standardstycketeckensnitt" style:family="text">
      <style:text-properties fo:font-size="12pt" style:font-size-asian="12pt" style:font-size-complex="12pt" fo:language="sv" fo:country="SE"/>
    </style:style>
    <style:style style:name="T25" style:parent-style-name="Standardstycketeckensnitt" style:family="text">
      <style:text-properties fo:font-size="12pt" style:font-size-asian="12pt" style:font-size-complex="12pt" fo:language="sv" fo:country="SE"/>
    </style:style>
    <style:style style:name="T26" style:parent-style-name="Standardstycketeckensnitt" style:family="text">
      <style:text-properties fo:font-size="12pt" style:font-size-asian="12pt" style:font-size-complex="12pt" fo:language="sv" fo:country="SE"/>
    </style:style>
    <style:style style:name="T27" style:parent-style-name="Standardstycketeckensnitt" style:family="text">
      <style:text-properties fo:font-size="12pt" style:font-size-asian="12pt" style:font-size-complex="12pt" fo:language="sv" fo:country="SE"/>
    </style:style>
    <style:style style:name="T28" style:parent-style-name="Standardstycketeckensnitt" style:family="text">
      <style:text-properties fo:font-size="12pt" style:font-size-asian="12pt" style:font-size-complex="12pt" fo:language="sv" fo:country="SE"/>
    </style:style>
    <style:style style:name="T29" style:parent-style-name="Standardstycketeckensnitt" style:family="text">
      <style:text-properties fo:font-size="12pt" style:font-size-asian="12pt" style:font-size-complex="12pt" fo:language="sv" fo:country="SE"/>
    </style:style>
    <style:style style:name="T30" style:parent-style-name="Standardstycketeckensnitt" style:family="text">
      <style:text-properties fo:font-size="12pt" style:font-size-asian="12pt" style:font-size-complex="12pt" fo:language="sv" fo:country="SE"/>
    </style:style>
    <style:style style:name="T31" style:parent-style-name="Standardstycketeckensnitt" style:family="text">
      <style:text-properties fo:font-size="12pt" style:font-size-asian="12pt" style:font-size-complex="12pt" fo:language="sv" fo:country="SE"/>
    </style:style>
    <style:style style:name="T32" style:parent-style-name="Standardstycketeckensnitt" style:family="text">
      <style:text-properties fo:font-size="12pt" style:font-size-asian="12pt" style:font-size-complex="12pt" fo:language="sv" fo:country="SE"/>
    </style:style>
    <style:style style:name="T33" style:parent-style-name="Standardstycketeckensnitt" style:family="text">
      <style:text-properties fo:font-size="12pt" style:font-size-asian="12pt" style:font-size-complex="12pt" fo:language="sv" fo:country="SE"/>
    </style:style>
    <style:style style:name="T34" style:parent-style-name="Standardstycketeckensnitt" style:family="text">
      <style:text-properties fo:font-size="12pt" style:font-size-asian="12pt" style:font-size-complex="12pt" fo:language="sv" fo:country="SE"/>
    </style:style>
    <style:style style:name="T35" style:parent-style-name="Standardstycketeckensnitt" style:family="text">
      <style:text-properties fo:font-size="12pt" style:font-size-asian="12pt" style:font-size-complex="12pt" fo:language="sv" fo:country="SE"/>
    </style:style>
    <style:style style:name="T36" style:parent-style-name="Standardstycketeckensnitt" style:family="text">
      <style:text-properties style:text-position="super 66.6%" fo:font-size="12pt" style:font-size-asian="12pt" style:font-size-complex="12pt" fo:language="sv" fo:country="SE"/>
    </style:style>
    <style:style style:name="T37" style:parent-style-name="Standardstycketeckensnitt" style:family="text">
      <style:text-properties fo:font-size="12pt" style:font-size-asian="12pt" style:font-size-complex="12pt" fo:language="sv" fo:country="SE"/>
    </style:style>
    <style:style style:name="T38" style:parent-style-name="Standardstycketeckensnitt" style:family="text">
      <style:text-properties style:text-position="super 66.6%" fo:font-size="12pt" style:font-size-asian="12pt" style:font-size-complex="12pt" fo:language="sv" fo:country="SE"/>
    </style:style>
    <style:style style:name="T39" style:parent-style-name="Standardstycketeckensnitt" style:family="text">
      <style:text-properties fo:font-size="12pt" style:font-size-asian="12pt" style:font-size-complex="12pt" fo:language="sv" fo:country="SE"/>
    </style:style>
    <style:style style:name="T40" style:parent-style-name="Standardstycketeckensnitt" style:family="text">
      <style:text-properties fo:font-size="12pt" style:font-size-asian="12pt" style:font-size-complex="12pt" fo:language="sv" fo:country="SE"/>
    </style:style>
    <style:style style:name="T41" style:parent-style-name="Standardstycketeckensnitt" style:family="text">
      <style:text-properties fo:font-size="12pt" style:font-size-asian="12pt" style:font-size-complex="12pt" fo:language="sv" fo:country="SE"/>
    </style:style>
    <style:style style:name="T42" style:parent-style-name="Standardstycketeckensnitt" style:family="text">
      <style:text-properties fo:font-size="12pt" style:font-size-asian="12pt" style:font-size-complex="12pt" fo:language="sv" fo:country="SE"/>
    </style:style>
    <style:style style:name="T43" style:parent-style-name="Standardstycketeckensnitt" style:family="text">
      <style:text-properties fo:font-size="12pt" style:font-size-asian="12pt" style:font-size-complex="12pt" fo:language="sv" fo:country="SE"/>
    </style:style>
    <style:style style:name="T44" style:parent-style-name="Standardstycketeckensnitt" style:family="text">
      <style:text-properties style:text-position="super 66.6%" fo:font-size="12pt" style:font-size-asian="12pt" style:font-size-complex="12pt" fo:language="sv" fo:country="SE"/>
    </style:style>
    <style:style style:name="T45" style:parent-style-name="Standardstycketeckensnitt" style:family="text">
      <style:text-properties fo:font-size="12pt" style:font-size-asian="12pt" style:font-size-complex="12pt" fo:language="sv" fo:country="SE"/>
    </style:style>
    <style:style style:name="T46" style:parent-style-name="Standardstycketeckensnitt" style:family="text">
      <style:text-properties fo:font-size="12pt" style:font-size-asian="12pt" style:font-size-complex="12pt" fo:language="sv" fo:country="SE"/>
    </style:style>
    <style:style style:name="T47" style:parent-style-name="Standardstycketeckensnitt" style:family="text">
      <style:text-properties fo:font-size="12pt" style:font-size-asian="12pt" style:font-size-complex="12pt" fo:language="sv" fo:country="SE"/>
    </style:style>
    <style:style style:name="T48" style:parent-style-name="Standardstycketeckensnitt" style:family="text">
      <style:text-properties fo:font-size="12pt" style:font-size-asian="12pt" style:font-size-complex="12pt" fo:language="sv" fo:country="SE"/>
    </style:style>
    <style:style style:name="T49" style:parent-style-name="Standardstycketeckensnitt" style:family="text">
      <style:text-properties fo:font-size="12pt" style:font-size-asian="12pt" style:font-size-complex="12pt" fo:language="sv" fo:country="SE"/>
    </style:style>
    <style:style style:name="T50" style:parent-style-name="Standardstycketeckensnitt" style:family="text">
      <style:text-properties fo:font-size="12pt" style:font-size-asian="12pt" style:font-size-complex="12pt" fo:language="sv" fo:country="SE"/>
    </style:style>
    <style:style style:name="T51" style:parent-style-name="Standardstycketeckensnitt" style:family="text">
      <style:text-properties style:text-position="super 66.6%" fo:font-size="12pt" style:font-size-asian="12pt" style:font-size-complex="12pt" fo:language="sv" fo:country="SE"/>
    </style:style>
    <style:style style:name="T52" style:parent-style-name="Standardstycketeckensnitt" style:family="text">
      <style:text-properties fo:font-size="12pt" style:font-size-asian="12pt" style:font-size-complex="12pt" fo:language="sv" fo:country="SE"/>
    </style:style>
    <style:style style:name="T53" style:parent-style-name="Standardstycketeckensnitt" style:family="text">
      <style:text-properties fo:font-size="12pt" style:font-size-asian="12pt" style:font-size-complex="12pt" fo:language="sv" fo:country="SE"/>
    </style:style>
    <style:style style:name="P54" style:parent-style-name="Normal" style:family="paragraph">
      <style:text-properties fo:font-size="12pt" style:font-size-asian="12pt" style:font-size-complex="12pt" fo:language="sv" fo:country="SE"/>
    </style:style>
    <style:style style:name="P55" style:parent-style-name="Normal" style:family="paragraph">
      <style:text-properties fo:font-size="12pt" style:font-size-asian="12pt" style:font-size-complex="12pt" fo:language="sv" fo:country="SE"/>
    </style:style>
  </office:automatic-styles>
  <office:body>
    <office:text text:use-soft-page-breaks="true">
      <text:p text:style-name="P1">Hemtentamen – GEOA72 HT-2013, här besvarad av studenten<text:s/>Sven Tryding</text:p>
      <text:h text:style-name="P2" text:outline-level="1">Frågan Q1: Återkoppling</text:h>
      <text:p text:style-name="P3">1a: Hur denna kurs har ökat kunskapen om klimatförändringar utifrån ett geologiskt<text:s/>perspektiv?</text:p>
      <text:p text:style-name="P4">Svar: Denna kurs har i många avseenden gett mig ökad förståelse för klimatförändringar. Vilka olika drivkrafter det finns och hur återkopplings mekanismer fungerar. Mycket bättre förståelse för paleo-klimatet och dess variation och hur komplext<text:s/>klimatsystemet är, vilket jag i och för sig antog redan före jag gick kursen. Generellt har alla föreläsningar hållit en mycket hög kvalitet både<text:s/>pedagogiskt och innehållsmässigt. Fastän jag vid någon föreläsning var trött så vaknade jag till liv och<text:s/>förläsaren fångade mitt intresse<text:s/>med sin framställning. Bra upplägg att ha<text:s/>olika perspektiv och<text:s/>att ha<text:s/>varierande aspekter av klimat<text:s/>och klimatgeologi<text:s/>på de olika föreläsningarna.</text:p>
      <text:p text:style-name="P5">1b: Om jag tycker kursen framgångsrikt kopplar dagens oro för de pågående klimatförändringarna mot tidigare förändringar.</text:p>
      <text:p text:style-name="P6">Svar: Ja, i stort sätt lyckas ni/man på föreläsningar förklara olika effekter av förändringar och hur de har påverkat jorden tidigare. Sen tycker jag mig under föreläsningarna ha hört att vi nu har bättre modeller som kan<text:s/>ge bättre prognoser och vi känner till de stora påverkansmekanismerna som solinstrålnings variation, t.ex. variation av mängden instrålad energi som beror på Milankovitch cykler, samt solaktivitets cykel, som i och för sig verkar te sig mer oförutsägbar,<text:s/>även om en 11-års cykel normalt uppträder. Men sen är det så klart<text:s/>att<text:s/>geologiska fenomen som vulkanism och kontinentaldrift<text:s/>ger<text:s/>avsevärd klimatpåverkan. Dessa fenomen är som jag antar mer svårprognostiserade och modellerade. Även möjliga meteorit eller asteroidnedslag är inte helt förutsägbara med vad vi vet idag som jag förstår det. Jag är själv också fullt enig (det var jag före kursen också) med föreläsare och IPCCs forskningsrapport om att det är en<text:s/>klimatförändring som pågår och den beror på växthusgaser samt att det är mänsklig aktivitet som drivit (och kanske tyvärr kommer fortsätta) driva denna förändring.</text:p>
      <text:p text:style-name="P7">Jag väljer att besvara fråga Q6 (Per Möllers fråga) samt fråga Q8 (Raimund Muschelers fråga)</text:p>
      <text:p text:style-name="Normal"><text:span text:style-name="T8">Fråga Q6 därför det är en dramatisk utveckling som nu sker i Arktis och för att det finns tydliga återkopplings mekanismer i klimatsystemen som åskådliggörs där. Fråga Q8 för att det är den fråga som jag upplever som svårast på tentamen och jag är intress</text:span><text:span text:style-name="T9">erad av att utmana mig själv för att se om jag förstått Raimunds föreläsning och fråga korrekt.</text:span></text:p>
      <text:soft-page-break/>
      <text:h text:style-name="P10" text:outline-level="1">Frågan Q6: Arktiska bassängens istäcke under sen sommar har minskat under de två senaste årtiondena. Diskutera de återkopplingsmekanismer som du tror driver denna utveckling. Vilken påverkan kan utvecklingen på Arktis ha på global klimatutveckling?</text:h>
      <text:p text:style-name="P11"/>
      <text:p text:style-name="P12">Den för mig mest uppenbara återkopplings-mekanismen är förändringen i albedo. När isen smälter minskar mängden vit solreflekterande yta i arktiska is-bassängen, detta medför att solenergi istället för att reflekteras ut i rymden absorberas i det mörka vattnet. <text:s/>Vattnet värms upp, isen smälter ännu mer och så vidare, en stark ”positiv”, alltså förstärkande mekanism. En annan stark positiv återkoppling är effekten av när is smälter så omges det av vatten istället för is och detta förstärker i sig avsmältningen. Detta därför att vattnet ytterligare leder ut kylan från ismassan och ismassorna ”töar” fortare i vatten omgivning än i is/snöomgivning. <text:s/>En tredje återkoppling kommer av att permafrost till någon del<text:s/>avger bunden metangas som har en kraftig växthuseffekt. Ytterligare en mekanism är att vatten (som också blir varmare och varmare) innehåller löst koldioxid<text:s/>som till delar avges<text:s/>till atmosfären<text:s/>och därmed ytterligare förstärka växthusgas effekten i Arktis. Växthusgas effekten är ju den klimatpåverkande effekt som gör att instrålat kortvågigt solljus passerar in igenom atmosfären med mycket låga förluster (låg reflektion och låg absorption) men sen kommer den från jordytan (litosfären; is/vatten/land) emitterade långvågiga strålningen inte så lätt tränga ut igenom växthusgasmättad atmosfär utan den strålningen reflekteras<text:s/>till större del<text:s/>tillbaka till jorden. <text:s/>Således verkar nu flera starka positiva återkopplings mekanismer, och de driver alltså nu den arktiska is-bassängen mot isfrihet sommartid,<text:s/>kanske redan om 5 år men definitivt inom 25 år.</text:p>
      <text:p text:style-name="P13">Sedan till andra delen av frågan<text:s/>om<text:s/>hur detta påverkar klimatet globalt. Ja, den sist nämnda återkopplingen som driver ökade koldioxid i atmosfären driver även en temperaturökning globalt, med luftström (väder)<text:s/>kommer den i atmosfären blandade<text:s/>koldioxiden<text:s/>påverka temperaturen globalt om än med viss fördröjning. <text:s/>En möjlig konsekvens som diskuterats av klimatpanelen<text:s/>på kursen var huruvida<text:s/>ett hypotetiskt ”yngre dryas” liknande scenario kunde framkallas. Detta är inte troligt tycker jag, av flera orsaker, dels är det i första läget i huvudsak havsis som smälter som inte är så ”osaltad” som landis är och påverkar alltså i mindre utsträckning den Termo-Halina cirkulationen. <text:s/>Sedan är det så att mängden smält is, även om den är ansenlig, är mycket mindre än den enorma inlandsis som smälte 12800 BFP och gav upphov till ”yngre dryas”.<text:s text:c="2"/></text:p>
      <text:p text:style-name="P14">Ytterligare en effekt jag antar kommer påverka globalt är att temperatur gradienten mellan ekvatorial temperatur och nordpols temperatur blir minska något, således<text:s/>påverkas även tryck gradienten<text:s/>(pV = nRT, tryck - temperatur formeln, trycket är alltså direkt<text:s/>proportionellt mot temperaturen), vad detta har för konsekvenser är jag dock rätt osäker på, kanske luftströmmar (vindar) får andra vinklar, styrka och frekvens men jag är inte säker på detta.</text:p>
      <text:soft-page-break/>
      <text:h text:style-name="P15" text:outline-level="1">Frågan Q8: Diskutera varför vi fortfarande har dålig<text:s/>kunskap om solens inverkan på klimatet. Till exempel, varför antar vi att variationer i solenergi (total solinstrålning eller ”total solar irradiance”) inte kan förklara de rekonstruerade sol/klimat förhållandena?</text:h>
      <text:p text:style-name="P16"/>
      <text:p text:style-name="Normal"><text:span text:style-name="T17">De mätningar vi kan göra i modern tid vi</text:span><text:span text:style-name="T18">sar att solen har olika tillstånd av aktivitets intensitet. Man har redan tidigt historisk observerat ”fläckar” på sol ytan och man kan nu mäta och se vad dessa fläckar kan ha för inverkan på TSI, ”Total solar irradiance”. Normalt är instrålningen ungefär<text:s/></text:span><text:span text:style-name="T19">1366 W/m</text:span><text:span text:style-name="T20">2</text:span><text:span text:style-name="T21">. När vi ser en ökad solaktivitet så kan man se en ökad energimängd i det synliga ljusspektret med 1 ‰, däremot ökar mängden</text:span><text:span text:style-name="T22"><text:s/>stålat</text:span><text:span text:style-name="T23"><text:s/>UV-lju</text:span><text:span text:style-name="T24">s med hela 1 %. Det vi då<text:s/></text:span><text:span text:style-name="T25">kan mäta är att mängden instrålad kosmisk strålning förändras</text:span><text:span text:style-name="T26"><text:s/>vid hög solfläcks aktivitet</text:span><text:span text:style-name="T27">. Det vi vet är att kos</text:span><text:span text:style-name="T28">misk stråln</text:span><text:span text:style-name="T29">ing genererar tillskott av instabila</text:span><text:span text:style-name="T30"><text:s/>isotoper av några grundämnen s</text:span><text:span text:style-name="T31">åsom Beryllium och Kol t.ex. H</text:span><text:span text:style-name="T32">ög solinstrålning ger en<text:s/></text:span><text:span text:style-name="T33">större</text:span><text:span text:style-name="T34"><text:s/>sol-magnetisk avskärmning och detta leder till att mindre kosmisk strålning når atmosfären och alltså finns det då färre</text:span><text:span text:style-name="T35"><text:s/>isotoper av<text:s/></text:span><text:span text:style-name="T36">10</text:span><text:span text:style-name="T37">Be och<text:s/></text:span><text:span text:style-name="T38">14</text:span><text:span text:style-name="T39">C vid högre solaktivitet. Detta fenomen ger oss möjlighet att läsa av historisk solaktivitet i de geologiska arkiv som finns att läsa i, t.ex. i isborrkärnor samt i träd och virkes delar och fossila träd delar. De avläsningar vi kan</text:span><text:span text:style-name="T40"><text:s/>kontrollera med de av människan gjorda historiska observationer visar<text:s/></text:span><text:span text:style-name="T41">en hög korrelation<text:s/></text:span><text:span text:style-name="T42">(mer än 0.8)<text:s/></text:span><text:span text:style-name="T43">med mätning av<text:s/></text:span><text:span text:style-name="T44">10</text:span><text:span text:style-name="T45">Be<text:s/></text:span><text:span text:style-name="T46">i isborrkärnor<text:s/></text:span><text:span text:style-name="T47">och<text:s/></text:span><text:span text:style-name="T48">med</text:span><text:span text:style-name="T49"><text:s/>mät</text:span><text:span text:style-name="T50">ning av<text:s/></text:span><text:span text:style-name="T51">14</text:span><text:span text:style-name="T52">C i trädårsringar. Perioder som den medeltida värmetiden korrelerar väl med hög solaktivite</text:span><text:span text:style-name="T53">t och lilla istiden korrelerar väl med lägre solaktivitet.</text:span></text:p>
      <text:p text:style-name="P54">Man skulle sedan som hypotes kunna anta att den värmeökning i atmosfären vi ser idag kanske kunde vara korrelerad med hög solaktivitet, men detta kan man visa att så inte är fallet dels igenom mätningar av isotop förekomst men också genom att observera att stratosfären inte fått en ökad temperatur. Om detta<text:s/>hade varit en temperaturökning som beror på solaktivitet så höjs hela atmosfärens temperatur, medan om det är en större korrelation till växthus gas förhöjning så ökar troposfärens temperatur med inte stratosfärens temperatur, och det är precis så det är idag när man mäter temperaturer i stratosfären, de är lägre och indikerar alltså inte en högre solaktivitet.<text:s/>Men trots allt har vi mätt upp en global medelökning av TSI<text:s/>sedan 1850 med någon tiondels procent men det är alltså inte den som förklarar den globala uppvärmning vi noterar nu. Det finns även en del andra cykler i solaktiviteten man kan<text:s/>”läsa<text:s/>om”<text:s/>i arkiv som<text:s/>isborrkärnor, det finns en 207-210 års cykel och även längre cykler föreslagna<text:s/>av forskare. Dock finns inga<text:s/>bra<text:s/>förklaringar till varför vi under en så lång period som Maunder minimum<text:s/>frångick<text:s/>den ”vanliga” 11-års cykeln. Det är sannolikt rimligt att anta<text:s/>att vi kommer kunna<text:s/>se sådana perioder i framtiden igen och kanske även längre perioder med hög<text:s/>aktivitet också.</text:p>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Calibri Light" style:font-name-complex="Times New Roman" fo:font-weight="bold" style:font-weight-asian="bold" style:font-weight-complex="bold" fo:font-variant="small-caps" fo:color="#000000" fo:font-size="18pt" style:font-size-asian="18pt" style:font-size-complex="18pt" fo:hyphenate="false"/>
    </style:style>
    <style:style style:name="Rubrik2" style:display-name="Rubrik 2" style:family="paragraph" style:parent-style-name="Normal" style:next-style-name="Normal" style:default-outline-level="2">
      <style:paragraph-properties fo:keep-with-next="always" fo:keep-together="always" fo:margin-top="0.25in" fo:margin-bottom="0in"/>
      <style:text-properties style:font-name="Calibri Light" style:font-name-complex="Times New Roman" fo:font-weight="bold" style:font-weight-asian="bold" style:font-weight-complex="bold" fo:font-variant="small-caps" fo:color="#000000" fo:font-size="14pt" style:font-size-asian="14pt" style:font-size-complex="14pt" fo:hyphenate="false"/>
    </style:style>
    <style:style style:name="Rubrik3" style:display-name="Rubrik 3" style:family="paragraph" style:parent-style-name="Normal" style:next-style-name="Normal" style:default-outline-level="3">
      <style:paragraph-properties fo:keep-with-next="always" fo:keep-together="always" fo:margin-top="0.1388in" fo:margin-bottom="0in"/>
      <style:text-properties style:font-name="Calibri Light" style:font-name-complex="Times New Roman" fo:font-weight="bold" style:font-weight-asian="bold" style:font-weight-complex="bold" fo:color="#000000" fo:hyphenate="false"/>
    </style:style>
    <style:style style:name="Rubrik4" style:display-name="Rubrik 4" style:family="paragraph" style:parent-style-name="Normal" style:next-style-name="Normal" style:default-outline-level="4">
      <style:paragraph-properties fo:keep-with-next="always" fo:keep-together="always" fo:margin-top="0.1388in" fo:margin-bottom="0in"/>
      <style:text-properties style:font-name="Calibri Light" style:font-name-complex="Times New Roman" fo:font-weight="bold" style:font-weight-asian="bold" style:font-weight-complex="bold" fo:font-style="italic" style:font-style-asian="italic" style:font-style-complex="italic" fo:color="#000000" fo:hyphenate="false"/>
    </style:style>
    <style:style style:name="Rubrik5" style:display-name="Rubrik 5" style:family="paragraph" style:parent-style-name="Normal" style:next-style-name="Normal" style:default-outline-level="5">
      <style:paragraph-properties fo:keep-with-next="always" fo:keep-together="always" fo:margin-top="0.1388in" fo:margin-bottom="0in"/>
      <style:text-properties style:font-name="Calibri Light" style:font-name-complex="Times New Roman" fo:color="#252525" fo:hyphenate="false"/>
    </style:style>
    <style:style style:name="Rubrik6" style:display-name="Rubrik 6" style:family="paragraph" style:parent-style-name="Normal" style:next-style-name="Normal" style:default-outline-level="6">
      <style:paragraph-properties fo:keep-with-next="always" fo:keep-together="always" fo:margin-top="0.1388in" fo:margin-bottom="0in"/>
      <style:text-properties style:font-name="Calibri Light" style:font-name-complex="Times New Roman" fo:font-style="italic" style:font-style-asian="italic" style:font-style-complex="italic" fo:color="#252525" fo:hyphenate="false"/>
    </style:style>
    <style:style style:name="Rubrik7" style:display-name="Rubrik 7" style:family="paragraph" style:parent-style-name="Normal" style:next-style-name="Normal" style:default-outline-level="7">
      <style:paragraph-properties fo:keep-with-next="always" fo:keep-together="always" fo:margin-top="0.1388in" fo:margin-bottom="0in"/>
      <style:text-properties style:font-name="Calibri Light" style:font-name-complex="Times New Roman" fo:font-style="italic" style:font-style-asian="italic" style:font-style-complex="italic" fo:color="#404040" fo:hyphenate="false"/>
    </style:style>
    <style:style style:name="Rubrik8" style:display-name="Rubrik 8" style:family="paragraph" style:parent-style-name="Normal" style:next-style-name="Normal" style:default-outline-level="8">
      <style:paragraph-properties fo:keep-with-next="always" fo:keep-together="always" fo:margin-top="0.1388in" fo:margin-bottom="0in"/>
      <style:text-properties style:font-name="Calibri Light" style:font-name-complex="Times New Roman" fo:color="#404040" fo:font-size="10pt" style:font-size-asian="10pt" style:font-size-complex="10pt" fo:hyphenate="false"/>
    </style:style>
    <style:style style:name="Rubrik9" style:display-name="Rubrik 9" style:family="paragraph" style:parent-style-name="Normal" style:next-style-name="Normal" style:default-outline-level="9">
      <style:paragraph-properties fo:keep-with-next="always" fo:keep-together="always" fo:margin-top="0.1388in" fo:margin-bottom="0in"/>
      <style:text-properties style:font-name="Calibri Light"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Standardstycketeckensnitt" style:display-name="Standardstycketeckensnit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Rubrik" style:display-name="Rubrik" style:family="paragraph" style:parent-style-name="Normal" style:next-style-name="Normal">
      <style:paragraph-properties fo:margin-bottom="0in" fo:line-height="100%"/>
      <style:text-properties style:font-name="Calibri Light" style:font-name-complex="Times New Roman" fo:color="#000000" fo:font-size="28pt" style:font-size-asian="28pt" style:font-size-complex="28pt" fo:hyphenate="false"/>
    </style:style>
    <style:style style:name="Underrubrik" style:display-name="Underrubrik" style:family="paragraph" style:parent-style-name="Normal" style:next-style-name="Normal">
      <style:text-properties fo:color="#5A5A5A" fo:letter-spacing="0.0069in" fo:hyphenate="false"/>
    </style:style>
    <style:style style:name="Citat" style:display-name="Citat"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000000" fo:hyphenate="false"/>
    </style:style>
    <style:style style:name="Starktcitat" style:display-name="Starkt citat"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Beskrivning" style:display-name="Beskrivning" style:family="paragraph" style:parent-style-name="Normal" style:next-style-name="Normal">
      <style:paragraph-properties fo:margin-bottom="0.1388in" fo:line-height="100%"/>
      <style:text-properties fo:font-style="italic" style:font-style-asian="italic" style:font-style-complex="italic" fo:color="#323232" fo:font-size="9pt" style:font-size-asian="9pt" style:font-size-complex="9pt" fo:hyphenate="false"/>
    </style:style>
    <style:style style:name="Innehållsförteckningsrubrik" style:display-name="Innehållsförteckningsrubrik" style:family="paragraph" style:parent-style-name="Rubrik1" style:next-style-name="Normal" style:list-style-name="LFO12" style:default-outline-level="1">
      <style:text-properties fo:hyphenate="false"/>
    </style:style>
    <style:style style:name="Ingetavstånd" style:display-name="Inget avstånd" style:family="paragraph">
      <style:paragraph-properties fo:margin-bottom="0in" fo:line-height="100%"/>
      <style:text-properties fo:hyphenate="false"/>
    </style:style>
    <style:style style:name="Liststycke" style:display-name="Liststycke" style:family="paragraph" style:parent-style-name="Normal">
      <style:paragraph-properties fo:margin-left="0.5in">
        <style:tab-stops/>
      </style:paragraph-properties>
      <style:text-properties fo:hyphenate="false"/>
    </style:style>
    <style:style style:name="RubrikChar" style:display-name="Rubrik Char" style:family="text" style:parent-style-name="Standardstycketeckensnitt">
      <style:text-properties style:font-name="Calibri Light" style:font-name-asian="SimSun" style:font-name-complex="Times New Roman" fo:color="#000000" fo:font-size="28pt" style:font-size-asian="28pt" style:font-size-complex="28pt"/>
    </style:style>
    <style:style style:name="UnderrubrikChar" style:display-name="Underrubrik Char" style:family="text" style:parent-style-name="Standardstycketeckensnitt">
      <style:text-properties fo:color="#5A5A5A" fo:letter-spacing="0.0069in"/>
    </style:style>
    <style:style style:name="Rubrik1Char" style:display-name="Rubrik 1 Char" style:family="text" style:parent-style-name="Standardstycketeckensnitt">
      <style:text-properties style:font-name="Calibri Light" style:font-name-asian="SimSun" style:font-name-complex="Times New Roman" fo:font-weight="bold" style:font-weight-asian="bold" style:font-weight-complex="bold" fo:font-variant="small-caps" fo:color="#000000" fo:font-size="18pt" style:font-size-asian="18pt" style:font-size-complex="18pt"/>
    </style:style>
    <style:style style:name="Rubrik2Char" style:display-name="Rubrik 2 Char" style:family="text" style:parent-style-name="Standardstycketeckensnitt">
      <style:text-properties style:font-name="Calibri Light" style:font-name-asian="SimSun" style:font-name-complex="Times New Roman" fo:font-weight="bold" style:font-weight-asian="bold" style:font-weight-complex="bold" fo:font-variant="small-caps" fo:color="#000000" fo:font-size="14pt" style:font-size-asian="14pt" style:font-size-complex="14pt"/>
    </style:style>
    <style:style style:name="Rubrik3Char" style:display-name="Rubrik 3 Char" style:family="text" style:parent-style-name="Standardstycketeckensnitt">
      <style:text-properties style:font-name="Calibri Light" style:font-name-asian="SimSun" style:font-name-complex="Times New Roman" fo:font-weight="bold" style:font-weight-asian="bold" style:font-weight-complex="bold" fo:color="#000000"/>
    </style:style>
    <style:style style:name="Rubrik4Char" style:display-name="Rubrik 4 Char" style:family="text" style:parent-style-name="Standardstycketeckensnitt">
      <style:text-properties style:font-name="Calibri Light" style:font-name-asian="SimSun" style:font-name-complex="Times New Roman" fo:font-weight="bold" style:font-weight-asian="bold" style:font-weight-complex="bold" fo:font-style="italic" style:font-style-asian="italic" style:font-style-complex="italic" fo:color="#000000"/>
    </style:style>
    <style:style style:name="Rubrik5Char" style:display-name="Rubrik 5 Char" style:family="text" style:parent-style-name="Standardstycketeckensnitt">
      <style:text-properties style:font-name="Calibri Light" style:font-name-asian="SimSun" style:font-name-complex="Times New Roman" fo:color="#252525"/>
    </style:style>
    <style:style style:name="Rubrik6Char" style:display-name="Rubrik 6 Char" style:family="text" style:parent-style-name="Standardstycketeckensnitt">
      <style:text-properties style:font-name="Calibri Light" style:font-name-asian="SimSun" style:font-name-complex="Times New Roman" fo:font-style="italic" style:font-style-asian="italic" style:font-style-complex="italic" fo:color="#252525"/>
    </style:style>
    <style:style style:name="Rubrik7Char" style:display-name="Rubrik 7 Char" style:family="text" style:parent-style-name="Standardstycketeckensnitt">
      <style:text-properties style:font-name="Calibri Light" style:font-name-asian="SimSun" style:font-name-complex="Times New Roman" fo:font-style="italic" style:font-style-asian="italic" style:font-style-complex="italic" fo:color="#404040"/>
    </style:style>
    <style:style style:name="Rubrik8Char" style:display-name="Rubrik 8 Char" style:family="text" style:parent-style-name="Standardstycketeckensnitt">
      <style:text-properties style:font-name="Calibri Light" style:font-name-asian="SimSun" style:font-name-complex="Times New Roman" fo:color="#404040" fo:font-size="10pt" style:font-size-asian="10pt" style:font-size-complex="10pt"/>
    </style:style>
    <style:style style:name="Rubrik9Char" style:display-name="Rubrik 9 Char" style:family="text" style:parent-style-name="Standardstycketeckensnitt">
      <style:text-properties style:font-name="Calibri Light" style:font-name-asian="SimSun" style:font-name-complex="Times New Roman" fo:font-style="italic" style:font-style-asian="italic" style:font-style-complex="italic" fo:color="#404040" fo:font-size="10pt" style:font-size-asian="10pt" style:font-size-complex="10pt"/>
    </style:style>
    <style:style style:name="Diskretbetoning" style:display-name="Diskret betoning" style:family="text" style:parent-style-name="Standardstycketeckensnitt">
      <style:text-properties fo:font-style="italic" style:font-style-asian="italic" style:font-style-complex="italic" fo:color="#404040"/>
    </style:style>
    <style:style style:name="Betoning" style:display-name="Betoning" style:family="text" style:parent-style-name="Standardstycketeckensnitt">
      <style:text-properties fo:font-style="italic" style:font-style-asian="italic" style:font-style-complex="italic" style:use-window-font-color="true"/>
    </style:style>
    <style:style style:name="Starkbetoning" style:display-name="Stark betoning" style:family="text" style:parent-style-name="Standardstycketeckensnitt">
      <style:text-properties fo:font-weight="bold" style:font-weight-asian="bold" style:font-weight-complex="bold" fo:font-style="italic" style:font-style-asian="italic" style:font-style-complex="italic" fo:text-transform="uppercase"/>
    </style:style>
    <style:style style:name="Stark" style:display-name="Stark" style:family="text" style:parent-style-name="Standardstycketeckensnitt">
      <style:text-properties fo:font-weight="bold" style:font-weight-asian="bold" style:font-weight-complex="bold" fo:color="#000000"/>
    </style:style>
    <style:style style:name="CitatChar" style:display-name="Citat Char" style:family="text" style:parent-style-name="Standardstycketeckensnitt">
      <style:text-properties fo:font-style="italic" style:font-style-asian="italic" style:font-style-complex="italic" fo:color="#000000"/>
    </style:style>
    <style:style style:name="StarktcitatChar" style:display-name="Starkt citat Char" style:family="text" style:parent-style-name="Standardstycketeckensnitt">
      <style:text-properties fo:color="#000000" fo:background-color="#F2F2F2"/>
    </style:style>
    <style:style style:name="Diskretreferens" style:display-name="Diskret referens" style:family="text" style:parent-style-name="Standardstycketeckensnitt">
      <style:text-properties fo:font-variant="small-caps" fo:color="#404040" style:text-underline-type="single" style:text-underline-style="solid" style:text-underline-width="auto" style:text-underline-mode="continuous" style:text-underline-color="#7F7F7F"/>
    </style:style>
    <style:style style:name="Starkreferens" style:display-name="Stark referens" style:family="text" style:parent-style-name="Standardstycketeckensnit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Bokenstitel" style:display-name="Bokens titel" style:family="text" style:parent-style-name="Standardstycketeckensnitt">
      <style:text-properties fo:font-weight="normal" style:font-weight-asian="normal" style:font-weight-complex="normal" fo:font-variant="small-caps" fo:letter-spacing="0.0034in"/>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style:display-name="LFO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ven</meta:initial-creator>
    <dc:creator>Sven Tryding</dc:creator>
    <meta:creation-date>2013-12-28T14:58:00Z</meta:creation-date>
    <dc:date>2014-01-01T21:16:00Z</dc:date>
    <meta:template xlink:href="Rapportdesign%20(tom)" xlink:type="simple"/>
    <meta:editing-cycles>29</meta:editing-cycles>
    <meta:editing-duration>PT50760S</meta:editing-duration>
    <meta:user-defined meta:name="_TemplateID">TC034577159991</meta:user-defined>
    <meta:document-statistic meta:page-count="3" meta:paragraph-count="17" meta:word-count="1368" meta:character-count="8606" meta:row-count="60" meta:non-whitespace-character-count="7255"/>
  </office:meta>
</office:document-meta>
</file>